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Absolute Amount</text:p>
          </table:table-cell>
          <table:table-cell table:style-name="ce2" office:value-type="string" calcext:value-type="string">
            <text:p>Percentage Amoun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189158" calcext:value-type="float">
            <text:p>189158</text:p>
          </table:table-cell>
          <table:table-cell office:value-type="percentage" office:value="0.4823" calcext:value-type="percentage">
            <text:p>48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193101" calcext:value-type="float">
            <text:p>193101</text:p>
          </table:table-cell>
          <table:table-cell office:value-type="percentage" office:value="0.4924" calcext:value-type="percentage">
            <text:p>49.24%</text:p>
          </table:table-cell>
          <table:table-cell/>
          <table:table-cell table:style-name="ce2"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9410" calcext:value-type="float">
            <text:p>9410</text:p>
          </table:table-cell>
          <table:table-cell office:value-type="percentage" office:value="0.024" calcext:value-type="percentage">
            <text:p>2.40%</text:p>
          </table:table-cell>
          <table:table-cell/>
          <table:table-cell table:style-name="ce3" office:value-type="percentage" office:value="0.9747" calcext:value-type="percentage">
            <text:p>97.47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12" calcext:value-type="percentage">
            <text:p>0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27" calcext:value-type="float">
            <text:p>27</text:p>
          </table:table-cell>
          <table:table-cell office:value-type="percentage" office:value="0.0001" calcext:value-type="percentage">
            <text:p>0.01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92165" calcext:value-type="float">
            <text:p>392165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2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bsolute Amount</text:p>
          </table:table-cell>
          <table:table-cell table:style-name="ce2" office:value-type="string" calcext:value-type="string">
            <text:p>Percentage Amoun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159075" calcext:value-type="float">
            <text:p>159075</text:p>
          </table:table-cell>
          <table:table-cell office:value-type="percentage" office:value="0.4789" calcext:value-type="percentage">
            <text:p>47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164056" calcext:value-type="float">
            <text:p>164056</text:p>
          </table:table-cell>
          <table:table-cell office:value-type="percentage" office:value="0.4939" calcext:value-type="percentage">
            <text:p>49.39%</text:p>
          </table:table-cell>
          <table:table-cell/>
          <table:table-cell table:style-name="ce2"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8603" calcext:value-type="float">
            <text:p>8603</text:p>
          </table:table-cell>
          <table:table-cell office:value-type="percentage" office:value="0.0259" calcext:value-type="percentage">
            <text:p>2.59%</text:p>
          </table:table-cell>
          <table:table-cell/>
          <table:table-cell table:style-name="ce3" office:value-type="percentage" office:value="0.9727" calcext:value-type="percentage">
            <text:p>97.27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435" calcext:value-type="float">
            <text:p>435</text:p>
          </table:table-cell>
          <table:table-cell office:value-type="percentage" office:value="0.0013" calcext:value-type="percentage">
            <text:p>0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15" calcext:value-type="float">
            <text:p>15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32184" calcext:value-type="float">
            <text:p>332184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3" table:style-name="ta1">
        <table:table-column table:style-name="co1" table:default-cell-style-name="ce4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bsolute Amount</text:p>
          </table:table-cell>
          <table:table-cell table:style-name="ce2" office:value-type="string" calcext:value-type="string">
            <text:p>Percentage Amoun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167318" calcext:value-type="float">
            <text:p>167318</text:p>
          </table:table-cell>
          <table:table-cell office:value-type="percentage" office:value="0.4814" calcext:value-type="percentage">
            <text:p>48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171232" calcext:value-type="float">
            <text:p>171232</text:p>
          </table:table-cell>
          <table:table-cell office:value-type="percentage" office:value="0.4926" calcext:value-type="percentage">
            <text:p>49.26%</text:p>
          </table:table-cell>
          <table:table-cell/>
          <table:table-cell table:style-name="ce2"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8547" calcext:value-type="float">
            <text:p>8547</text:p>
          </table:table-cell>
          <table:table-cell office:value-type="percentage" office:value="0.0246" calcext:value-type="percentage">
            <text:p>2.46%</text:p>
          </table:table-cell>
          <table:table-cell/>
          <table:table-cell table:style-name="ce3" office:value-type="percentage" office:value="0.974" calcext:value-type="percentage">
            <text:p>97.40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462" calcext:value-type="float">
            <text:p>462</text:p>
          </table:table-cell>
          <table:table-cell office:value-type="percentage" office:value="0.0013" calcext:value-type="percentage">
            <text:p>0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20" calcext:value-type="float">
            <text:p>20</text:p>
          </table:table-cell>
          <table:table-cell office:value-type="percentage" office:value="0.0001" calcext:value-type="percentage">
            <text:p>0.01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47579" calcext:value-type="float">
            <text:p>347579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4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bsolute Amount</text:p>
          </table:table-cell>
          <table:table-cell table:style-name="ce2" office:value-type="string" calcext:value-type="string">
            <text:p>Percentage Amount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155395" calcext:value-type="float">
            <text:p>155395</text:p>
          </table:table-cell>
          <table:table-cell office:value-type="percentage" office:value="0.4816" calcext:value-type="percentage">
            <text:p>48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158642" calcext:value-type="float">
            <text:p>158642</text:p>
          </table:table-cell>
          <table:table-cell office:value-type="percentage" office:value="0.4916" calcext:value-type="percentage">
            <text:p>49.16%</text:p>
          </table:table-cell>
          <table:table-cell/>
          <table:table-cell table:style-name="ce2"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8208" calcext:value-type="float">
            <text:p>8208</text:p>
          </table:table-cell>
          <table:table-cell office:value-type="percentage" office:value="0.0254" calcext:value-type="percentage">
            <text:p>2.54%</text:p>
          </table:table-cell>
          <table:table-cell/>
          <table:table-cell table:style-name="ce3" office:value-type="percentage" office:value="0.9732" calcext:value-type="percentage">
            <text:p>97.32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419" calcext:value-type="float">
            <text:p>419</text:p>
          </table:table-cell>
          <table:table-cell office:value-type="percentage" office:value="0.0013" calcext:value-type="percentage">
            <text:p>0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25" calcext:value-type="float">
            <text:p>25</text:p>
          </table:table-cell>
          <table:table-cell office:value-type="percentage" office:value="0.0001" calcext:value-type="percentage">
            <text:p>0.01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22689" calcext:value-type="float">
            <text:p>322689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5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Absolute Amount</text:p>
          </table:table-cell>
          <table:table-cell table:style-name="ce2" office:value-type="string" calcext:value-type="string">
            <text:p>Percentage Amoun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147864" calcext:value-type="float">
            <text:p>147864</text:p>
          </table:table-cell>
          <table:table-cell office:value-type="percentage" office:value="0.4803" calcext:value-type="percentage">
            <text:p>48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151482" calcext:value-type="float">
            <text:p>151482</text:p>
          </table:table-cell>
          <table:table-cell office:value-type="percentage" office:value="0.492" calcext:value-type="percentage">
            <text:p>49.20%</text:p>
          </table:table-cell>
          <table:table-cell/>
          <table:table-cell table:style-name="ce2"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8077" calcext:value-type="float">
            <text:p>8077</text:p>
          </table:table-cell>
          <table:table-cell office:value-type="percentage" office:value="0.0262" calcext:value-type="percentage">
            <text:p>2.62%</text:p>
          </table:table-cell>
          <table:table-cell/>
          <table:table-cell table:style-name="ce3" office:value-type="percentage" office:value="0.9723" calcext:value-type="percentage">
            <text:p>97.23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14" calcext:value-type="percentage">
            <text:p>0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16" calcext:value-type="float">
            <text:p>16</text:p>
          </table:table-cell>
          <table:table-cell office:value-type="percentage" office:value="0.0001" calcext:value-type="percentage">
            <text:p>0.01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07884" calcext:value-type="float">
            <text:p>307884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6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Absolute Amount</text:p>
          </table:table-cell>
          <table:table-cell table:style-name="ce2" office:value-type="string" calcext:value-type="string">
            <text:p>Percentage Amoun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142977" calcext:value-type="float">
            <text:p>142977</text:p>
          </table:table-cell>
          <table:table-cell office:value-type="percentage" office:value="0.4817" calcext:value-type="percentage">
            <text:p>48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145734" calcext:value-type="float">
            <text:p>145734</text:p>
          </table:table-cell>
          <table:table-cell office:value-type="percentage" office:value="0.491" calcext:value-type="percentage">
            <text:p>49.10%</text:p>
          </table:table-cell>
          <table:table-cell/>
          <table:table-cell table:style-name="ce2"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7664" calcext:value-type="float">
            <text:p>7664</text:p>
          </table:table-cell>
          <table:table-cell office:value-type="percentage" office:value="0.0258" calcext:value-type="percentage">
            <text:p>2.58%</text:p>
          </table:table-cell>
          <table:table-cell/>
          <table:table-cell table:style-name="ce3" office:value-type="percentage" office:value="0.9727" calcext:value-type="percentage">
            <text:p>97.27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431" calcext:value-type="float">
            <text:p>431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14" calcext:value-type="float">
            <text:p>14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96820" calcext:value-type="float">
            <text:p>296820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7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bsolute Amount</text:p>
          </table:table-cell>
          <table:table-cell table:style-name="ce2" office:value-type="string" calcext:value-type="string">
            <text:p>Percentage Amoun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232862" calcext:value-type="float">
            <text:p>232862</text:p>
          </table:table-cell>
          <table:table-cell office:value-type="percentage" office:value="0.4825" calcext:value-type="percentage">
            <text:p>48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237607" calcext:value-type="float">
            <text:p>237607</text:p>
          </table:table-cell>
          <table:table-cell office:value-type="percentage" office:value="0.4923" calcext:value-type="percentage">
            <text:p>49.23%</text:p>
          </table:table-cell>
          <table:table-cell/>
          <table:table-cell table:style-name="ce2"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11663" calcext:value-type="float">
            <text:p>11663</text:p>
          </table:table-cell>
          <table:table-cell office:value-type="percentage" office:value="0.0242" calcext:value-type="percentage">
            <text:p>2.42%</text:p>
          </table:table-cell>
          <table:table-cell/>
          <table:table-cell table:style-name="ce3" office:value-type="percentage" office:value="0.9748" calcext:value-type="percentage">
            <text:p>97.48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491" calcext:value-type="float">
            <text:p>491</text:p>
          </table:table-cell>
          <table:table-cell office:value-type="percentage" office:value="0.001" calcext:value-type="percentage">
            <text:p>0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482627" calcext:value-type="float">
            <text:p>482627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8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bsolute Amount</text:p>
          </table:table-cell>
          <table:table-cell table:style-name="ce2" office:value-type="string" calcext:value-type="string">
            <text:p>Percentage Amoun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154229" calcext:value-type="float">
            <text:p>154229</text:p>
          </table:table-cell>
          <table:table-cell office:value-type="percentage" office:value="0.4804" calcext:value-type="percentage">
            <text:p>48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158091" calcext:value-type="float">
            <text:p>158091</text:p>
          </table:table-cell>
          <table:table-cell office:value-type="percentage" office:value="0.4924" calcext:value-type="percentage">
            <text:p>49.24%</text:p>
          </table:table-cell>
          <table:table-cell/>
          <table:table-cell table:style-name="ce2"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8296" calcext:value-type="float">
            <text:p>8296</text:p>
          </table:table-cell>
          <table:table-cell office:value-type="percentage" office:value="0.0258" calcext:value-type="percentage">
            <text:p>2.58%</text:p>
          </table:table-cell>
          <table:table-cell/>
          <table:table-cell table:style-name="ce3" office:value-type="percentage" office:value="0.9728" calcext:value-type="percentage">
            <text:p>97.28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420" calcext:value-type="float">
            <text:p>420</text:p>
          </table:table-cell>
          <table:table-cell office:value-type="percentage" office:value="0.0013" calcext:value-type="percentage">
            <text:p>0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23" calcext:value-type="float">
            <text:p>23</text:p>
          </table:table-cell>
          <table:table-cell office:value-type="percentage" office:value="0.0001" calcext:value-type="percentage">
            <text:p>0.01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21059" calcext:value-type="float">
            <text:p>321059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9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bsolute Amount</text:p>
          </table:table-cell>
          <table:table-cell table:style-name="ce2" office:value-type="string" calcext:value-type="string">
            <text:p>Percentage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171971" calcext:value-type="float">
            <text:p>171971</text:p>
          </table:table-cell>
          <table:table-cell office:value-type="percentage" office:value="0.4804" calcext:value-type="percentage">
            <text:p>48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176610" calcext:value-type="float">
            <text:p>176610</text:p>
          </table:table-cell>
          <table:table-cell office:value-type="percentage" office:value="0.4934" calcext:value-type="percentage">
            <text:p>49.34%</text:p>
          </table:table-cell>
          <table:table-cell/>
          <table:table-cell table:style-name="ce2"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8899" calcext:value-type="float">
            <text:p>8899</text:p>
          </table:table-cell>
          <table:table-cell office:value-type="percentage" office:value="0.0249" calcext:value-type="percentage">
            <text:p>2.49%</text:p>
          </table:table-cell>
          <table:table-cell/>
          <table:table-cell table:style-name="ce3" office:value-type="percentage" office:value="0.9738" calcext:value-type="percentage">
            <text:p>97.38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13" calcext:value-type="percentage">
            <text:p>0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12" calcext:value-type="float">
            <text:p>12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57969" calcext:value-type="float">
            <text:p>357969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Ex10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Absolute Amount</text:p>
          </table:table-cell>
          <table:table-cell table:style-name="ce2" office:value-type="string" calcext:value-type="string">
            <text:p>Percentage Amoun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Difference 0</text:p>
          </table:table-cell>
          <table:table-cell office:value-type="float" office:value="151977" calcext:value-type="float">
            <text:p>151977</text:p>
          </table:table-cell>
          <table:table-cell office:value-type="percentage" office:value="0.4775" calcext:value-type="percentage">
            <text:p>47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1</text:p>
          </table:table-cell>
          <table:table-cell office:value-type="float" office:value="157614" calcext:value-type="float">
            <text:p>157614</text:p>
          </table:table-cell>
          <table:table-cell office:value-type="percentage" office:value="0.4952" calcext:value-type="percentage">
            <text:p>49.52%</text:p>
          </table:table-cell>
          <table:table-cell/>
          <table:table-cell table:style-name="ce2"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Difference 2</text:p>
          </table:table-cell>
          <table:table-cell office:value-type="float" office:value="8250" calcext:value-type="float">
            <text:p>8250</text:p>
          </table:table-cell>
          <table:table-cell office:value-type="percentage" office:value="0.0259" calcext:value-type="percentage">
            <text:p>2.59%</text:p>
          </table:table-cell>
          <table:table-cell/>
          <table:table-cell table:style-name="ce3" office:value-type="percentage" office:value="0.9726" calcext:value-type="percentage">
            <text:p>97.26%</text:p>
          </table:table-cell>
        </table:table-row>
        <table:table-row table:style-name="ro1">
          <table:table-cell office:value-type="string" calcext:value-type="string">
            <text:p>Difference 3</text:p>
          </table:table-cell>
          <table:table-cell office:value-type="float" office:value="446" calcext:value-type="float">
            <text:p>446</text:p>
          </table:table-cell>
          <table:table-cell office:value-type="percentage" office:value="0.0014" calcext:value-type="percentage">
            <text:p>0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4</text:p>
          </table:table-cell>
          <table:table-cell office:value-type="float" office:value="15" calcext:value-type="float">
            <text:p>15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18302" calcext:value-type="float">
            <text:p>318302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Average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>
            <text:p>Absolute Amount</text:p>
          </table:table-cell>
          <table:table-cell table:style-name="ce6" office:value-type="string" calcext:value-type="string">
            <text:p>Percentage Amount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fference 0</text:p>
          </table:table-cell>
          <table:table-cell table:style-name="ce5" table:formula="of:=AVERAGE([$Ex1.B3];[$Ex2.B3];[$Ex3.B3];[$Ex4.B3];[$Ex5.B3];[$Ex6.B3];[$Ex7.B3];[$Ex8.B3];[$Ex9.B3];[$Ex10.B3])" office:value-type="float" office:value="167282.6" calcext:value-type="float">
            <text:p>167282.6</text:p>
          </table:table-cell>
          <table:table-cell table:style-name="ce7" table:formula="of:=[.B3]/[.B10]" office:value-type="percentage" office:value="0.480796877972959" calcext:value-type="percentage">
            <text:p>48.08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fference 1</text:p>
          </table:table-cell>
          <table:table-cell table:style-name="ce5" table:formula="of:=AVERAGE([$Ex1.B4];[$Ex2.B4];[$Ex3.B4];[$Ex4.B4];[$Ex5.B4];[$Ex6.B4];[$Ex7.B4];[$Ex8.B4];[$Ex9.B4];[$Ex10.B4])" office:value-type="float" office:value="171416.9" calcext:value-type="float">
            <text:p>171416.9</text:p>
          </table:table-cell>
          <table:table-cell table:style-name="ce7" table:formula="of:=[.B4]/[.B10]" office:value-type="percentage" office:value="0.492679515692624" calcext:value-type="percentage">
            <text:p>49.27%</text:p>
          </table:table-cell>
          <table:table-cell/>
          <table:table-cell table:style-name="ce2" office:value-type="string" calcext:value-type="string">
            <text:p>Passing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fference 2</text:p>
          </table:table-cell>
          <table:table-cell table:style-name="ce5" table:formula="of:=AVERAGE([$Ex1.B5];[$Ex2.B5];[$Ex3.B5];[$Ex4.B5];[$Ex5.B5];[$Ex6.B5];[$Ex7.B5];[$Ex8.B5];[$Ex9.B5];[$Ex10.B5])" office:value-type="float" office:value="8761.7" calcext:value-type="float">
            <text:p>8761.7</text:p>
          </table:table-cell>
          <table:table-cell table:style-name="ce7" table:formula="of:=[.B5]/[.B10]" office:value-type="percentage" office:value="0.0251825235005653" calcext:value-type="percentage">
            <text:p>2.52%</text:p>
          </table:table-cell>
          <table:table-cell/>
          <table:table-cell table:style-name="ce3" table:formula="of:=[.C3]+[.C4]" office:value-type="percentage" office:value="0.973476393665582" calcext:value-type="percentage">
            <text:p>97.35%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fference 3</text:p>
          </table:table-cell>
          <table:table-cell table:style-name="ce5" table:formula="of:=AVERAGE([$Ex1.B6];[$Ex2.B6];[$Ex3.B6];[$Ex4.B6];[$Ex5.B6];[$Ex6.B6];[$Ex7.B6];[$Ex8.B6];[$Ex9.B6];[$Ex10.B6])" office:value-type="float" office:value="449.5" calcext:value-type="float">
            <text:p>449.5</text:p>
          </table:table-cell>
          <table:table-cell table:style-name="ce7" table:formula="of:=[.B6]/[.B10]" office:value-type="percentage" office:value="0.0012919347059936" calcext:value-type="percentage">
            <text:p>0.13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fference 4</text:p>
          </table:table-cell>
          <table:table-cell table:style-name="ce5" table:formula="of:=AVERAGE([$Ex1.B7];[$Ex2.B7];[$Ex3.B7];[$Ex4.B7];[$Ex5.B7];[$Ex6.B7];[$Ex7.B7];[$Ex8.B7];[$Ex9.B7];[$Ex10.B7])" office:value-type="float" office:value="17.1" calcext:value-type="float">
            <text:p>17.1</text:p>
          </table:table-cell>
          <table:table-cell table:style-name="ce7" table:formula="of:=[.B7]/[.B10]" office:value-type="percentage" office:value="0.0000491481278587109" calcext:value-type="percentage">
            <text:p>0.00%</text:p>
          </table:table-cell>
          <table:table-cell table:number-columns-repeated="1021"/>
        </table:table-row>
        <table:table-row table:style-name="ro1" table:number-rows-repeated="2">
          <table:table-cell table:style-name="ce5"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6" office:value-type="string" calcext:value-type="string">
            <text:p>Sum</text:p>
          </table:table-cell>
          <table:table-cell table:style-name="ce6" table:formula="of:=SUM([.B3:.B7])" office:value-type="float" office:value="347927.8" calcext:value-type="float">
            <text:p>347927.8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2"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14:22:47.676699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2T08:56:28.035783246</meta:creation-date>
    <dc:date>2023-12-02T14:27:28.397904098</dc:date>
    <meta:editing-duration>PT30M9S</meta:editing-duration>
    <meta:editing-cycles>12</meta:editing-cycles>
    <meta:generator>LibreOffice/6.0.7.3$Linux_X86_64 LibreOffice_project/00m0$Build-3</meta:generator>
    <meta:document-statistic meta:table-count="11" meta:cell-count="242" meta:object-count="0"/>
  </office:meta>
</office:document-meta>
</file>